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33000001CC1176741F93C0922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4.742cm, 0.666cm, 3.12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399cm" svg:height="8.669cm" svg:x="1.501cm" svg:y="1.5cm">
          <draw:image xlink:href="Pictures/1000000000000333000001CC1176741F93C09222.jpg" xlink:type="simple" xlink:show="embed" xlink:actuate="onLoad">
            <text:p/>
          </draw:image>
        </draw:frame>
        <draw:frame draw:style-name="gr1" draw:text-style-name="P1" draw:layer="layout" svg:width="10.399cm" svg:height="8.669cm" svg:x="1.6cm" svg:y="10.7cm">
          <draw:image xlink:href="Pictures/1000000000000333000001CC1176741F93C09222.jpg" xlink:type="simple" xlink:show="embed" xlink:actuate="onLoad">
            <text:p/>
          </draw:image>
        </draw:frame>
        <draw:frame draw:style-name="gr1" draw:text-style-name="P1" draw:layer="layout" svg:width="10.399cm" svg:height="8.669cm" svg:x="1.801cm" svg:y="19.9cm">
          <draw:image xlink:href="Pictures/1000000000000333000001CC1176741F93C0922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M48S</meta:editing-duration>
    <meta:editing-cycles>3</meta:editing-cycles>
    <meta:generator>LibreOffice/5.2.7.2$Windows_x86 LibreOffice_project/2b7f1e640c46ceb28adf43ee075a6e8b8439ed10</meta:generator>
    <dc:date>2020-03-18T19:54:56.587000000</dc:date>
    <meta:document-statistic meta:object-count="3"/>
  </office:meta>
</office:document-meta>
</file>